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215cm"/>
    </style:style>
    <style:style style:name="co3" style:family="table-column">
      <style:table-column-properties fo:break-before="auto" style:column-width="1.707cm"/>
    </style:style>
    <style:style style:name="ro1" style:family="table-row">
      <style:table-row-properties style:row-height="2.302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" style:family="table-cell" style:parent-style-name="Default" style:data-style-name="N36">
      <style:table-cell-properties style:rotation-align="none"/>
    </style:style>
    <style:style style:name="ce3" style:family="table-cell" style:parent-style-name="Normal_20_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Normal_20_4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Normal_20_4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5" style:family="table-cell" style:parent-style-name="Normal_20_4">
      <style:table-cell-properties style:rotation-align="none"/>
    </style:style>
    <style:style style:name="ce7" style:family="table-cell" style:parent-style-name="Normal_20_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Normal_20_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9" style:family="table-cell" style:parent-style-name="Normal_20_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0" style:family="table-cell" style:parent-style-name="Hyperlink_20_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2016-2023 CAR Attacks on Health Care Incident Data" table:style-name="ta1">
        <table:table-column table:style-name="co1" table:number-columns-repeated="1024" table:default-cell-style-name="Default"/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Country ISO</text:p>
          </table:table-cell>
          <table:table-cell table:style-name="ce6" office:value-type="string" calcext:value-type="string">
            <text:p>Reported Perpetrator</text:p>
          </table:table-cell>
          <table:table-cell table:style-name="ce6" office:value-type="string" calcext:value-type="string">
            <text:p>Reported Perpetrator Name</text:p>
          </table:table-cell>
          <table:table-cell table:style-name="ce6" office:value-type="string" calcext:value-type="string">
            <text:p>Weapon Carried/Used</text:p>
          </table:table-cell>
          <table:table-cell table:style-name="ce6" office:value-type="string" calcext:value-type="string">
            <text:p>Number of Attacks on Health Facilities Reporting Destruction</text:p>
          </table:table-cell>
          <table:table-cell table:style-name="ce6" office:value-type="string" calcext:value-type="string">
            <text:p>Number of Attacks on Health Facilities Reporting Damaged</text:p>
          </table:table-cell>
          <table:table-cell table:style-name="ce6" office:value-type="string" calcext:value-type="string">
            <text:p>Forceful Entry into Health Facility</text:p>
          </table:table-cell>
          <table:table-cell table:style-name="ce6" office:value-type="string" calcext:value-type="string">
            <text:p>Occupation of Health Facility</text:p>
          </table:table-cell>
          <table:table-cell table:style-name="ce6" office:value-type="string" calcext:value-type="string">
            <text:p>Health Transportation Destroyed</text:p>
          </table:table-cell>
          <table:table-cell table:style-name="ce6" office:value-type="string" calcext:value-type="string">
            <text:p>Health Transportation Damaged</text:p>
          </table:table-cell>
          <table:table-cell table:style-name="ce6" office:value-type="string" calcext:value-type="string">
            <text:p>Health Transportation Stolen/Highjacked</text:p>
          </table:table-cell>
          <table:table-cell table:style-name="ce6" office:value-type="string" calcext:value-type="string">
            <text:p>Looting/Theft/Robbery/Burglary of Health Supplies</text:p>
          </table:table-cell>
          <table:table-cell table:style-name="ce6" office:value-type="string" calcext:value-type="string">
            <text:p>Access Denied or Obstructed</text:p>
          </table:table-cell>
          <table:table-cell table:style-name="ce6" office:value-type="string" calcext:value-type="string">
            <text:p>Health Workers Killed</text:p>
          </table:table-cell>
          <table:table-cell table:style-name="ce6" office:value-type="string" calcext:value-type="string">
            <text:p>Health Workers Injured</text:p>
          </table:table-cell>
          <table:table-cell table:style-name="ce6" office:value-type="string" calcext:value-type="string">
            <text:p>Health Workers Kidnapped</text:p>
          </table:table-cell>
          <table:table-cell table:style-name="ce6" office:value-type="string" calcext:value-type="string">
            <text:p>Health Workers Arrested</text:p>
          </table:table-cell>
          <table:table-cell table:style-name="ce6" office:value-type="string" calcext:value-type="string">
            <text:p>Known Kidnapping or Arrest Outcome</text:p>
          </table:table-cell>
          <table:table-cell table:style-name="ce6" office:value-type="string" calcext:value-type="string">
            <text:p>Health Workers Threatened</text:p>
          </table:table-cell>
          <table:table-cell table:style-name="ce6" office:value-type="string" calcext:value-type="string">
            <text:p>Health Workers Assaulted</text:p>
          </table:table-cell>
          <table:table-cell table:style-name="ce6" office:value-type="string" calcext:value-type="string">
            <text:p>Health Workers Sexually Assaulted</text:p>
          </table:table-cell>
          <table:table-cell table:style-name="ce6" office:value-type="string" calcext:value-type="string">
            <text:p>Reported Health Worker Profession</text:p>
          </table:table-cell>
          <table:table-cell table:style-name="ce6" office:value-type="string" calcext:value-type="string">
            <text:p>Health Workers Killed</text:p>
          </table:table-cell>
          <table:table-cell table:style-name="ce6" office:value-type="string" calcext:value-type="string">
            <text:p>International Health Workers Working Within The Aid System Kill</text:p>
          </table:table-cell>
          <table:table-cell table:style-name="ce6" office:value-type="string" calcext:value-type="string">
            <text:p>International Health Worker Outside The Aid Structure Killed</text:p>
          </table:table-cell>
          <table:table-cell table:style-name="ce6" office:value-type="string" calcext:value-type="string">
            <text:p>National Employees of International Aid Agencies Killed</text:p>
          </table:table-cell>
          <table:table-cell table:style-name="ce6" office:value-type="string" calcext:value-type="string">
            <text:p>National Employees of Local NGO Killed</text:p>
          </table:table-cell>
          <table:table-cell table:style-name="ce6" office:value-type="string" calcext:value-type="string">
            <text:p>Health Worker Working Within National Health Structure Kill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Health Workers Working for INGO, ICRC or UN Killed</text:p>
          </table:table-cell>
          <table:table-cell table:style-name="ce6" office:value-type="string" calcext:value-type="string">
            <text:p>Health Workers Working for LNGO, <text:s/>NGO or National Society of th</text:p>
          </table:table-cell>
          <table:table-cell table:style-name="ce6" office:value-type="string" calcext:value-type="string">
            <text:p>Health Workers Working for local health structure killed</text:p>
          </table:table-cell>
          <table:table-cell table:style-name="ce6" office:value-type="string" calcext:value-type="string">
            <text:p>Health Workers Killed In Captivity</text:p>
          </table:table-cell>
          <table:table-cell table:style-name="ce6" office:value-type="string" calcext:value-type="string">
            <text:p>Female Health Workers Killed</text:p>
          </table:table-cell>
          <table:table-cell table:style-name="ce6" office:value-type="string" calcext:value-type="string">
            <text:p>Male Health Workers Killed</text:p>
          </table:table-cell>
          <table:table-cell table:style-name="ce6" office:value-type="string" calcext:value-type="string">
            <text:p>Health Workers Injured</text:p>
          </table:table-cell>
          <table:table-cell table:style-name="ce6" office:value-type="string" calcext:value-type="string">
            <text:p>International Health Workers Working Within the Aid System Inju</text:p>
          </table:table-cell>
          <table:table-cell table:style-name="ce6" office:value-type="string" calcext:value-type="string">
            <text:p>International Health Worker Outside the Aid Structure Injured</text:p>
          </table:table-cell>
          <table:table-cell table:style-name="ce6" office:value-type="string" calcext:value-type="string">
            <text:p>National Employees of International Aid Agencies Injured</text:p>
          </table:table-cell>
          <table:table-cell table:style-name="ce6" office:value-type="string" calcext:value-type="string">
            <text:p>Health Worker Working Within National Health Structure Injur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Injured</text:p>
          </table:table-cell>
          <table:table-cell table:style-name="ce6" office:value-type="string" calcext:value-type="string">
            <text:p>Male Health Workers Injured </text:p>
          </table:table-cell>
          <table:table-cell table:style-name="ce6" office:value-type="string" calcext:value-type="string">
            <text:p>Health Workers Kidnapped</text:p>
          </table:table-cell>
          <table:table-cell table:style-name="ce6" office:value-type="string" calcext:value-type="string">
            <text:p>International Health Workers Working Within the Aid System Kidn</text:p>
          </table:table-cell>
          <table:table-cell table:style-name="ce6" office:value-type="string" calcext:value-type="string">
            <text:p>International Health Worker Outside the Aid Structure Kidnapped</text:p>
          </table:table-cell>
          <table:table-cell table:style-name="ce6" office:value-type="string" calcext:value-type="string">
            <text:p>National Employees of International Aid Agencies Kidnapped</text:p>
          </table:table-cell>
          <table:table-cell table:style-name="ce6" office:value-type="string" calcext:value-type="string">
            <text:p>Health Worker Working Within National Health Structure Kidnappe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Kidnapped</text:p>
          </table:table-cell>
          <table:table-cell table:style-name="ce6" office:value-type="string" calcext:value-type="string">
            <text:p>Male Health Workers Kidanpped</text:p>
          </table:table-cell>
          <table:table-cell table:style-name="ce6" office:value-type="string" calcext:value-type="string">
            <text:p>Health Workers Arrested</text:p>
          </table:table-cell>
          <table:table-cell table:style-name="ce6" office:value-type="string" calcext:value-type="string">
            <text:p>International Health Workers Working Within the Aid System Arre</text:p>
          </table:table-cell>
          <table:table-cell table:style-name="ce6" office:value-type="string" calcext:value-type="string">
            <text:p>International Health Worker Outside the Aid Structure Arrested </text:p>
          </table:table-cell>
          <table:table-cell table:style-name="ce6" office:value-type="string" calcext:value-type="string">
            <text:p>National Employees of International Aid Agencies Arrested or De</text:p>
          </table:table-cell>
          <table:table-cell table:style-name="ce6" office:value-type="string" calcext:value-type="string">
            <text:p>Health Worker Working Within National Health Structure Arrest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Arrested or Detained</text:p>
          </table:table-cell>
          <table:table-cell table:style-name="ce6" office:value-type="string" calcext:value-type="string">
            <text:p>Male Health Workers Arrested or Detained</text:p>
          </table:table-cell>
          <table:table-cell table:style-name="ce6" office:value-type="string" calcext:value-type="string">
            <text:p>Conflict-Related Violence</text:p>
          </table:table-cell>
          <table:table-cell table:style-name="ce6" office:value-type="string" calcext:value-type="string">
            <text:p>Political-Related Violence</text:p>
          </table:table-cell>
          <table:table-cell table:style-name="ce6" office:value-type="string" calcext:value-type="string">
            <text:p>COVID-19-Related Violence</text:p>
          </table:table-cell>
          <table:table-cell table:style-name="ce6" office:value-type="string" calcext:value-type="string">
            <text:p>Ebola-Related Violence</text:p>
          </table:table-cell>
          <table:table-cell table:style-name="ce6" office:value-type="string" calcext:value-type="string">
            <text:p>Vaccination-Related Violence</text:p>
          </table:table-cell>
          <table:table-cell table:style-name="ce6" office:value-type="string" calcext:value-type="string">
            <text:p>SiND Event ID</text:p>
          </table:table-cell>
          <table:table-cell table:style-name="ce6" table:number-columns-repeated="957"/>
        </table:table-row>
        <table:table-row table:style-name="ro2">
          <table:table-cell table:style-name="ce1" office:value-type="string" calcext:value-type="string">
            <text:p>#date</text:p>
          </table:table-cell>
          <table:table-cell table:style-name="ce1" office:value-type="string" calcext:value-type="string">
            <text:p>#country +name</text:p>
          </table:table-cell>
          <table:table-cell table:style-name="ce1" office:value-type="string" calcext:value-type="string">
            <text:p>#country +ISO</text:p>
          </table:table-cell>
          <table:table-cell table:style-name="ce1" office:value-type="string" calcext:value-type="string">
            <text:p>#group +perp </text:p>
          </table:table-cell>
          <table:table-cell table:style-name="ce1" office:value-type="string" calcext:value-type="string">
            <text:p>#group +perp +name</text:p>
          </table:table-cell>
          <table:table-cell table:style-name="ce1" office:value-type="string" calcext:value-type="string">
            <text:p>#weapon</text:p>
          </table:table-cell>
          <table:table-cell table:style-name="ce1" office:value-type="string" calcext:value-type="string">
            <text:p>#indicator +health_facility +destroyed +num</text:p>
          </table:table-cell>
          <table:table-cell table:style-name="ce1" office:value-type="string" calcext:value-type="string">
            <text:p>#indicator +health_facility +damaged +num</text:p>
          </table:table-cell>
          <table:table-cell table:style-name="ce1" office:value-type="string" calcext:value-type="string">
            <text:p>#indicator +health_facility +armed_entry +num</text:p>
          </table:table-cell>
          <table:table-cell table:style-name="ce1" office:value-type="string" calcext:value-type="string">
            <text:p>#indicator +health_facility +occupy</text:p>
          </table:table-cell>
          <table:table-cell table:style-name="ce1" office:value-type="string" calcext:value-type="string">
            <text:p>#indicator +health_transport +destroyed +num</text:p>
          </table:table-cell>
          <table:table-cell table:style-name="ce1" office:value-type="string" calcext:value-type="string">
            <text:p>#indicator +health_transport +damaged +num</text:p>
          </table:table-cell>
          <table:table-cell table:style-name="ce1" office:value-type="string" calcext:value-type="string">
            <text:p>#indicator +health_transport +abducted +num</text:p>
          </table:table-cell>
          <table:table-cell table:style-name="ce1" office:value-type="string" calcext:value-type="string">
            <text:p>#indicator +health_supplies +taken +num</text:p>
          </table:table-cell>
          <table:table-cell table:style-name="ce1" office:value-type="string" calcext:value-type="string">
            <text:p>#indicator +health_obstruction</text:p>
          </table:table-cell>
          <table:table-cell table:style-name="ce1" office:value-type="string" calcext:value-type="string">
            <text:p>#affected +healthworker +killed</text:p>
          </table:table-cell>
          <table:table-cell table:style-name="ce1" office:value-type="string" calcext:value-type="string">
            <text:p>#affected +healthworker +injured</text:p>
          </table:table-cell>
          <table:table-cell table:style-name="ce1" office:value-type="string" calcext:value-type="string">
            <text:p>#affected +healthworker +arrested</text:p>
          </table:table-cell>
          <table:table-cell table:style-name="ce1" office:value-type="string" calcext:value-type="string">
            <text:p>#affected +healthworker +kidnapped</text:p>
          </table:table-cell>
          <table:table-cell table:style-name="ce1" office:value-type="string" calcext:value-type="string">
            <text:p>#affected +healthworker +assaulted</text:p>
          </table:table-cell>
          <table:table-cell table:style-name="ce1" office:value-type="string" calcext:value-type="string">
            <text:p>#affected +healthworker +threatened</text:p>
          </table:table-cell>
          <table:table-cell table:style-name="ce1" office:value-type="string" calcext:value-type="string">
            <text:p>#affected +healthworker +assaulted</text:p>
          </table:table-cell>
          <table:table-cell table:style-name="ce1" office:value-type="string" calcext:value-type="string">
            <text:p>#affected +healthworker +SGBV</text:p>
          </table:table-cell>
          <table:table-cell table:style-name="ce1" table:number-columns-repeated="1001"/>
        </table:table-row>
        <table:table-row table:style-name="ro3">
          <table:table-cell table:style-name="ce2" office:value-type="date" office:date-value="2016-01-01" calcext:value-type="date">
            <text:p>01/01/2016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004" calcext:value-type="float">
            <text:p>2100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3-01" calcext:value-type="date">
            <text:p>01/03/2016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502" calcext:value-type="float">
            <text:p>2050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3-14" calcext:value-type="date">
            <text:p>14/03/2016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309" calcext:value-type="float">
            <text:p>2130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4-01" calcext:value-type="date">
            <text:p>01/04/2016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endarmerie CA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533" calcext:value-type="float">
            <text:p>2053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4-01" calcext:value-type="date">
            <text:p>01/04/2016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534" calcext:value-type="float">
            <text:p>2053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5-01" calcext:value-type="date">
            <text:p>01/05/2016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942" calcext:value-type="float">
            <text:p>2094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5-18" calcext:value-type="date">
            <text:p>18/05/2016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iver, ProgrammeSta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211" calcext:value-type="float">
            <text:p>2121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6-01" calcext:value-type="date">
            <text:p>01/06/2016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nti-Balaka</text:p>
          </table:table-cell>
          <table:table-cell office:value-type="string" calcext:value-type="string">
            <text:p>Knif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tra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029" calcext:value-type="float">
            <text:p>2102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6-17" calcext:value-type="date">
            <text:p>17/06/2016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167" calcext:value-type="float">
            <text:p>211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26" calcext:value-type="date">
            <text:p>26/09/2016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861" calcext:value-type="float">
            <text:p>2086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26" calcext:value-type="date">
            <text:p>26/09/2016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885" calcext:value-type="float">
            <text:p>2288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27" calcext:value-type="date">
            <text:p>27/09/2016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862" calcext:value-type="float">
            <text:p>2086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2-28" calcext:value-type="date">
            <text:p>28/12/2016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487" calcext:value-type="float">
            <text:p>204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2-30" calcext:value-type="date">
            <text:p>30/12/2016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510" calcext:value-type="float">
            <text:p>2051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1-01" calcext:value-type="date">
            <text:p>01/01/2017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table:number-columns-repeated="2" office:value-type="string" calcext:value-type="string">
            <text:p>Employee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2031" calcext:value-type="float">
            <text:p>2203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2-02" calcext:value-type="date">
            <text:p>02/02/2017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nti-Balaka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065" calcext:value-type="float">
            <text:p>2106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2-05" calcext:value-type="date">
            <text:p>05/02/2017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072" calcext:value-type="float">
            <text:p>2107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2-10" calcext:value-type="date">
            <text:p>10/02/2017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071" calcext:value-type="float">
            <text:p>2107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5-08" calcext:value-type="date">
            <text:p>08/05/2017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he Popular Front for the Renaissance of Central African Republic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531" calcext:value-type="float">
            <text:p>2553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7-11" calcext:value-type="date">
            <text:p>11/07/2017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00" calcext:value-type="float">
            <text:p>2070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7-21" calcext:value-type="date">
            <text:p>21/07/2017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556" calcext:value-type="float">
            <text:p>2555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8-03" calcext:value-type="date">
            <text:p>03/08/2017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734" calcext:value-type="float">
            <text:p>2173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8-17" calcext:value-type="date">
            <text:p>17/08/2017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LRA Lord's Resistance Army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759" calcext:value-type="float">
            <text:p>217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8-18" calcext:value-type="date">
            <text:p>18/08/2017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749" calcext:value-type="float">
            <text:p>2174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9-01" calcext:value-type="date">
            <text:p>01/09/2017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nti-Balaka, Union For Peace in the Central African Republic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885" calcext:value-type="float">
            <text:p>2188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9-07" calcext:value-type="date">
            <text:p>07/09/2017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519" calcext:value-type="float">
            <text:p>2151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11-11" calcext:value-type="date">
            <text:p>11/11/2017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2022" calcext:value-type="float">
            <text:p>2202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11-12" calcext:value-type="date">
            <text:p>12/11/2017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038" calcext:value-type="float">
            <text:p>2203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11-20" calcext:value-type="date">
            <text:p>20/11/2017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OfProgramme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040" calcext:value-type="float">
            <text:p>220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12-04" calcext:value-type="date">
            <text:p>04/12/2017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932" calcext:value-type="float">
            <text:p>2193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12-27" calcext:value-type="date">
            <text:p>27/12/2017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National Movement for the Liberation of the Central African Republic, Revolution and Justice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549" calcext:value-type="float">
            <text:p>2154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3-09" calcext:value-type="date">
            <text:p>09/03/2018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nti-Balak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923" calcext:value-type="float">
            <text:p>2192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3-19" calcext:value-type="date">
            <text:p>19/03/2018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nti-Balaka, SÃ©lÃ©k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628" calcext:value-type="float">
            <text:p>256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4-06" calcext:value-type="date">
            <text:p>06/04/2018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282" calcext:value-type="float">
            <text:p>2228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5-01" calcext:value-type="date">
            <text:p>01/05/2018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2386" calcext:value-type="float">
            <text:p>2238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5-26" calcext:value-type="date">
            <text:p>26/05/2018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369" calcext:value-type="float">
            <text:p>2236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5-30" calcext:value-type="date">
            <text:p>30/05/2018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uards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370" calcext:value-type="float">
            <text:p>223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7-05" calcext:value-type="date">
            <text:p>05/07/2018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464" calcext:value-type="float">
            <text:p>3846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7-07" calcext:value-type="date">
            <text:p>07/07/2018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2664" calcext:value-type="float">
            <text:p>2266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7-15" calcext:value-type="date">
            <text:p>15/07/2018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3050" calcext:value-type="float">
            <text:p>2305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9-24" calcext:value-type="date">
            <text:p>24/09/2018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7282" calcext:value-type="float">
            <text:p>3728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0-02" calcext:value-type="date">
            <text:p>02/10/2018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National Movement for the Liberation of the Central African Republic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rse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547" calcext:value-type="float">
            <text:p>3754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0-31" calcext:value-type="date">
            <text:p>31/10/2018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nti-Balaka</text:p>
          </table:table-cell>
          <table:table-cell office:value-type="string" calcext:value-type="string">
            <text:p>Knif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548" calcext:value-type="float">
            <text:p>3754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1-11" calcext:value-type="date">
            <text:p>11/11/2018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nti-Balak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349" calcext:value-type="float">
            <text:p>3734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1-15" calcext:value-type="date">
            <text:p>15/11/2018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he Popular Front for the Renaissance of Central African Republic</text:p>
          </table:table-cell>
          <table:table-cell office:value-type="string" calcext:value-type="string">
            <text:p>Ars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469" calcext:value-type="float">
            <text:p>3746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1-24" calcext:value-type="date">
            <text:p>24/11/2018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nti-Balak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3093" calcext:value-type="float">
            <text:p>2309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1-08" calcext:value-type="date">
            <text:p>08/01/2019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284" calcext:value-type="float">
            <text:p>3728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4-04" calcext:value-type="date">
            <text:p>04/04/2019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l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3975" calcext:value-type="float">
            <text:p>2397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4-14" calcext:value-type="date">
            <text:p>14/04/2019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table:number-columns-repeated="2" office:value-type="string" calcext:value-type="string">
            <text:p>Employee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5683" calcext:value-type="float">
            <text:p>2568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05" calcext:value-type="date">
            <text:p>05/05/2019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5682" calcext:value-type="float">
            <text:p>2568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0-26" calcext:value-type="date">
            <text:p>26/10/2019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5936" calcext:value-type="float">
            <text:p>2593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0-26" calcext:value-type="date">
            <text:p>26/10/2019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on des Patriotes Congolaises (DRC)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759" calcext:value-type="float">
            <text:p>247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0-26" calcext:value-type="date">
            <text:p>26/10/2019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794" calcext:value-type="float">
            <text:p>247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24" calcext:value-type="date">
            <text:p>24/11/2019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4862" calcext:value-type="float">
            <text:p>3486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2-14" calcext:value-type="date">
            <text:p>14/12/2019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Central African Armed Force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033" calcext:value-type="float">
            <text:p>2403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8-16" calcext:value-type="date">
            <text:p>16/08/2020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Ã©lÃ©k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Othe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3797" calcext:value-type="float">
            <text:p>3379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16" calcext:value-type="date">
            <text:p>16/10/2020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Central African Patriotic Movement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027" calcext:value-type="float">
            <text:p>2602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27" calcext:value-type="date">
            <text:p>27/10/2020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370" calcext:value-type="float">
            <text:p>263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2-27" calcext:value-type="date">
            <text:p>27/12/2020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540" calcext:value-type="float">
            <text:p>265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2-27" calcext:value-type="date">
            <text:p>27/12/2020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uards, HospitalStaff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541" calcext:value-type="float">
            <text:p>2654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2-28" calcext:value-type="date">
            <text:p>28/12/2020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542" calcext:value-type="float">
            <text:p>2654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01" calcext:value-type="date">
            <text:p>01/01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067" calcext:value-type="float">
            <text:p>330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03" calcext:value-type="date">
            <text:p>03/01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066" calcext:value-type="float">
            <text:p>3306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07" calcext:value-type="date">
            <text:p>07/01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065" calcext:value-type="float">
            <text:p>3306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13" calcext:value-type="date">
            <text:p>13/01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Coalition of Patriots for Chang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55" calcext:value-type="float">
            <text:p>3175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16" calcext:value-type="date">
            <text:p>16/01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064" calcext:value-type="float">
            <text:p>3306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22" calcext:value-type="date">
            <text:p>22/01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56" calcext:value-type="float">
            <text:p>3175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24" calcext:value-type="date">
            <text:p>24/01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063" calcext:value-type="float">
            <text:p>3306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25" calcext:value-type="date">
            <text:p>25/01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062" calcext:value-type="float">
            <text:p>3306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26" calcext:value-type="date">
            <text:p>26/01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Ã©lÃ©ka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59" calcext:value-type="float">
            <text:p>317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27" calcext:value-type="date">
            <text:p>27/01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061" calcext:value-type="float">
            <text:p>3306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28" calcext:value-type="date">
            <text:p>28/01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060" calcext:value-type="float">
            <text:p>330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01" calcext:value-type="date">
            <text:p>01/02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059" calcext:value-type="float">
            <text:p>330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03" calcext:value-type="date">
            <text:p>03/02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058" calcext:value-type="float">
            <text:p>3305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10" calcext:value-type="date">
            <text:p>10/02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057" calcext:value-type="float">
            <text:p>3305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15" calcext:value-type="date">
            <text:p>15/02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056" calcext:value-type="float">
            <text:p>3305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15" calcext:value-type="date">
            <text:p>15/02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094" calcext:value-type="float">
            <text:p>270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16" calcext:value-type="date">
            <text:p>16/02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033" calcext:value-type="float">
            <text:p>3303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22" calcext:value-type="date">
            <text:p>22/02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032" calcext:value-type="float">
            <text:p>3303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23" calcext:value-type="date">
            <text:p>23/02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030" calcext:value-type="float">
            <text:p>3303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24" calcext:value-type="date">
            <text:p>24/02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029" calcext:value-type="float">
            <text:p>3302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07" calcext:value-type="date">
            <text:p>07/03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966" calcext:value-type="float">
            <text:p>3296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09" calcext:value-type="date">
            <text:p>09/03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Coalition of Patriots for Change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60" calcext:value-type="float">
            <text:p>317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10" calcext:value-type="date">
            <text:p>10/03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965" calcext:value-type="float">
            <text:p>3296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16" calcext:value-type="date">
            <text:p>16/03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Informati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352" calcext:value-type="float">
            <text:p>3135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18" calcext:value-type="date">
            <text:p>18/03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356" calcext:value-type="float">
            <text:p>3135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21" calcext:value-type="date">
            <text:p>21/03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270" calcext:value-type="float">
            <text:p>312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22" calcext:value-type="date">
            <text:p>22/03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272" calcext:value-type="float">
            <text:p>3127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25" calcext:value-type="date">
            <text:p>25/03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269" calcext:value-type="float">
            <text:p>3126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31" calcext:value-type="date">
            <text:p>31/03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268" calcext:value-type="float">
            <text:p>3126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02" calcext:value-type="date">
            <text:p>02/04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Coalition of Patriots for Change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632" calcext:value-type="float">
            <text:p>2763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08" calcext:value-type="date">
            <text:p>08/04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353" calcext:value-type="float">
            <text:p>3135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15" calcext:value-type="date">
            <text:p>15/04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266" calcext:value-type="float">
            <text:p>3126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18" calcext:value-type="date">
            <text:p>18/04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265" calcext:value-type="float">
            <text:p>3126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19" calcext:value-type="date">
            <text:p>19/04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763" calcext:value-type="float">
            <text:p>3276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24" calcext:value-type="date">
            <text:p>24/04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762" calcext:value-type="float">
            <text:p>3276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26" calcext:value-type="date">
            <text:p>26/04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761" calcext:value-type="float">
            <text:p>3276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29" calcext:value-type="date">
            <text:p>29/04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61" calcext:value-type="float">
            <text:p>3176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05" calcext:value-type="date">
            <text:p>05/05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760" calcext:value-type="float">
            <text:p>327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07" calcext:value-type="date">
            <text:p>07/05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Central Afric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62" calcext:value-type="float">
            <text:p>3176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08" calcext:value-type="date">
            <text:p>08/05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Central African Armed Forces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65" calcext:value-type="float">
            <text:p>3176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09" calcext:value-type="date">
            <text:p>09/05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758" calcext:value-type="float">
            <text:p>3275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3" calcext:value-type="date">
            <text:p>13/05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746" calcext:value-type="float">
            <text:p>3274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4" calcext:value-type="date">
            <text:p>14/05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759" calcext:value-type="float">
            <text:p>327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8" calcext:value-type="date">
            <text:p>18/05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745" calcext:value-type="float">
            <text:p>3274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9" calcext:value-type="date">
            <text:p>19/05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744" calcext:value-type="float">
            <text:p>327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21" calcext:value-type="date">
            <text:p>21/05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743" calcext:value-type="float">
            <text:p>3274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25" calcext:value-type="date">
            <text:p>25/05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742" calcext:value-type="float">
            <text:p>3274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27" calcext:value-type="date">
            <text:p>27/05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741" calcext:value-type="float">
            <text:p>3274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30" calcext:value-type="date">
            <text:p>30/05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691" calcext:value-type="float">
            <text:p>3269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31" calcext:value-type="date">
            <text:p>31/05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690" calcext:value-type="float">
            <text:p>326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02" calcext:value-type="date">
            <text:p>02/06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679" calcext:value-type="float">
            <text:p>3267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05" calcext:value-type="date">
            <text:p>05/06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335" calcext:value-type="float">
            <text:p>2833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06" calcext:value-type="date">
            <text:p>06/06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678" calcext:value-type="float">
            <text:p>3267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0" calcext:value-type="date">
            <text:p>10/06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676" calcext:value-type="float">
            <text:p>3267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0" calcext:value-type="date">
            <text:p>10/06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677" calcext:value-type="float">
            <text:p>3267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1" calcext:value-type="date">
            <text:p>11/06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675" calcext:value-type="float">
            <text:p>3267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2" calcext:value-type="date">
            <text:p>12/06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320" calcext:value-type="float">
            <text:p>3132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4" calcext:value-type="date">
            <text:p>14/06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299" calcext:value-type="float">
            <text:p>3129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24" calcext:value-type="date">
            <text:p>24/06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534" calcext:value-type="float">
            <text:p>2853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28" calcext:value-type="date">
            <text:p>28/06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297" calcext:value-type="float">
            <text:p>3129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29" calcext:value-type="date">
            <text:p>29/06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296" calcext:value-type="float">
            <text:p>3129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30" calcext:value-type="date">
            <text:p>30/06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255" calcext:value-type="float">
            <text:p>3125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30" calcext:value-type="date">
            <text:p>30/06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319" calcext:value-type="float">
            <text:p>3131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01" calcext:value-type="date">
            <text:p>01/07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254" calcext:value-type="float">
            <text:p>312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12" calcext:value-type="date">
            <text:p>12/07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Coalition of Patriots for Change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88" calcext:value-type="float">
            <text:p>317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18" calcext:value-type="date">
            <text:p>18/07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Coalition of Patriots for Chang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89" calcext:value-type="float">
            <text:p>317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29" calcext:value-type="date">
            <text:p>29/07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663" calcext:value-type="float">
            <text:p>3266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30" calcext:value-type="date">
            <text:p>30/07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Coalition of Patriots for Change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90" calcext:value-type="float">
            <text:p>317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02" calcext:value-type="date">
            <text:p>02/08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662" calcext:value-type="float">
            <text:p>3266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03" calcext:value-type="date">
            <text:p>03/08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661" calcext:value-type="float">
            <text:p>3266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09" calcext:value-type="date">
            <text:p>09/08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3R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91" calcext:value-type="float">
            <text:p>3179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15" calcext:value-type="date">
            <text:p>15/08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nti-Balaka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92" calcext:value-type="float">
            <text:p>3179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18" calcext:value-type="date">
            <text:p>18/08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660" calcext:value-type="float">
            <text:p>326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19" calcext:value-type="date">
            <text:p>19/08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nti-Balaka, Central African Armed Forces, Central African Patriotic Movement, The Popular Front for the Renaissance of Central African Republic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283" calcext:value-type="float">
            <text:p>2928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25" calcext:value-type="date">
            <text:p>25/08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615" calcext:value-type="float">
            <text:p>3261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27" calcext:value-type="date">
            <text:p>27/08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614" calcext:value-type="float">
            <text:p>3261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05" calcext:value-type="date">
            <text:p>05/09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613" calcext:value-type="float">
            <text:p>3261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15" calcext:value-type="date">
            <text:p>15/09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93" calcext:value-type="float">
            <text:p>3179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05" calcext:value-type="date">
            <text:p>05/10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612" calcext:value-type="float">
            <text:p>3261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16" calcext:value-type="date">
            <text:p>16/10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Central African Armed Forces, Wagner Group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020" calcext:value-type="float">
            <text:p>3002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22" calcext:value-type="date">
            <text:p>22/10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Central African Armed Forces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94" calcext:value-type="float">
            <text:p>317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1-25" calcext:value-type="date">
            <text:p>25/11/20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Coalition of Patriots for Change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95" calcext:value-type="float">
            <text:p>3179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02" calcext:value-type="date">
            <text:p>02/01/2022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3111" calcext:value-type="float">
            <text:p>3311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20" calcext:value-type="date">
            <text:p>20/01/2022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140" calcext:value-type="float">
            <text:p>311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04" calcext:value-type="date">
            <text:p>04/02/2022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6212" calcext:value-type="float">
            <text:p>3621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18" calcext:value-type="date">
            <text:p>18/03/2022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13" calcext:value-type="float">
            <text:p>3621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21" calcext:value-type="date">
            <text:p>21/03/2022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14" calcext:value-type="float">
            <text:p>3621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02" calcext:value-type="date">
            <text:p>02/04/2022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nti-Balak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36" calcext:value-type="float">
            <text:p>3503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04" calcext:value-type="date">
            <text:p>04/04/2022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15" calcext:value-type="float">
            <text:p>3621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20" calcext:value-type="date">
            <text:p>20/04/2022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737" calcext:value-type="float">
            <text:p>3373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21" calcext:value-type="date">
            <text:p>21/04/2022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Coalition of Patriots for Change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37" calcext:value-type="float">
            <text:p>3503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22" calcext:value-type="date">
            <text:p>22/04/2022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nti-Balaka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38" calcext:value-type="float">
            <text:p>3503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25" calcext:value-type="date">
            <text:p>25/04/2022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nti-Balaka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63" calcext:value-type="float">
            <text:p>3506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02" calcext:value-type="date">
            <text:p>02/05/2022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nti-Balaka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72" calcext:value-type="float">
            <text:p>3507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28" calcext:value-type="date">
            <text:p>28/05/2022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Central Afric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47" calcext:value-type="float">
            <text:p>3284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17" calcext:value-type="date">
            <text:p>17/06/2022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16" calcext:value-type="float">
            <text:p>362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18" calcext:value-type="date">
            <text:p>18/06/2022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17" calcext:value-type="float">
            <text:p>362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23" calcext:value-type="date">
            <text:p>23/06/2022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Vigilante</text:p>
          </table:table-cell>
          <table:table-cell office:value-type="string" calcext:value-type="string">
            <text:p>Wagner Group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l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58" calcext:value-type="float">
            <text:p>3355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05" calcext:value-type="date">
            <text:p>05/07/2022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Coalition of Patriots for Chang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94" calcext:value-type="float">
            <text:p>360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13" calcext:value-type="date">
            <text:p>13/07/2022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Coalition of Patriots for Change</text:p>
          </table:table-cell>
          <table:table-cell office:value-type="string" calcext:value-type="string">
            <text:p>Combinati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95" calcext:value-type="float">
            <text:p>3609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14" calcext:value-type="date">
            <text:p>14/07/2022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18" calcext:value-type="float">
            <text:p>3621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13" calcext:value-type="date">
            <text:p>13/08/2022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01" calcext:value-type="float">
            <text:p>3450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20" calcext:value-type="date">
            <text:p>20/08/2022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03" calcext:value-type="float">
            <text:p>3450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21" calcext:value-type="date">
            <text:p>21/08/2022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04" calcext:value-type="float">
            <text:p>3450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22" calcext:value-type="date">
            <text:p>22/08/2022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Coalition of Patriots for Chang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47" calcext:value-type="float">
            <text:p>3624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01" calcext:value-type="date">
            <text:p>01/10/2022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82" calcext:value-type="float">
            <text:p>3508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03" calcext:value-type="date">
            <text:p>03/11/2022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99" calcext:value-type="float">
            <text:p>3619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16" calcext:value-type="date">
            <text:p>16/11/2022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l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00" calcext:value-type="float">
            <text:p>3620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27" calcext:value-type="date">
            <text:p>27/11/2022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01" calcext:value-type="float">
            <text:p>3620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11" calcext:value-type="date">
            <text:p>11/12/2022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02" calcext:value-type="float">
            <text:p>3620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13" calcext:value-type="date">
            <text:p>13/12/2022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Coalition of Patriots for Change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03" calcext:value-type="float">
            <text:p>3620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29" calcext:value-type="date">
            <text:p>29/12/2022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19" calcext:value-type="float">
            <text:p>3681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11" calcext:value-type="date">
            <text:p>11/01/2023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037" calcext:value-type="float">
            <text:p>3703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15" calcext:value-type="date">
            <text:p>15/02/2023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715" calcext:value-type="float">
            <text:p>3771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3-16" calcext:value-type="date">
            <text:p>16/03/2023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113" calcext:value-type="float">
            <text:p>38113</text:p>
          </table:table-cell>
          <table:table-cell table:number-columns-repeated="957"/>
        </table:table-row>
        <table:table-row table:style-name="ro4" table:number-rows-repeated="1041874">
          <table:table-cell table:number-columns-repeated="1024"/>
        </table:table-row>
        <table:table-row table:style-name="ro4" table:number-rows-repeated="7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taData&amp;Notes" table:style-name="ta1">
        <table:table-column table:style-name="co2" table:default-cell-style-name="ce15"/>
        <table:table-column table:style-name="co3" table:number-columns-repeated="63" table:default-cell-style-name="ce15"/>
        <table:table-column table:style-name="co3" table:number-columns-repeated="960" table:default-cell-style-name="ce20"/>
        <table:table-row table:style-name="ro5">
          <table:table-cell table:style-name="ce3" office:value-type="string" calcext:value-type="string">
            <text:p>This dataset contains agency- and open source events published in the Attacks on Health Care News Brief in CAR between 01 January 2016 to 26 April 2023. Categorized by country. </text:p>
          </table:table-cell>
          <table:table-cell table:number-columns-repeated="1023"/>
        </table:table-row>
        <table:table-row table:style-name="ro6">
          <table:table-cell table:style-name="ce4" office:value-type="string" calcext:value-type="string">
            <text:p>Citation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7">
          <table:table-cell table:style-name="ce5" office:value-type="string" calcext:value-type="string">
            <text:p>Insecurity Insight. 2023. 2016-2023 CAR Attacks on Health Care Incident Data, v. 08 May 2023. Geneva, Switzerland: Insecurity Insight. 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Data Notes</text:p>
          </table:table-cell>
          <table:table-cell table:number-columns-repeated="1023"/>
        </table:table-row>
        <table:table-row table:style-name="ro7">
          <table:table-cell table:style-name="ce8" office:value-type="string" calcext:value-type="string">
            <text:p>Not representative or a comprehensive compilation of all events in which healthcare was affected.</text:p>
            <text:p/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Data collection is ongoing and data may change as more information is made available. Where the number of health workers, facilities or ambulances affected is unspecified, one is counted.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For data supporting the Safeguarding Health in Conflict Coalition (SHCC), please see: https://data.humdata.org/dataset/shcchealthcare-dataset</text:p>
          </table:table-cell>
          <table:table-cell table:number-columns-repeated="1023"/>
        </table:table-row>
        <table:table-row table:style-name="ro6">
          <table:table-cell table:style-name="ce7" office:value-type="string" calcext:value-type="string">
            <text:p>Licens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reative Commons Attribution-ShareAlike (CC BY-SA)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Contact inf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For all inquiries on the SHCC Dataset, please contact info@insecurityinsight.org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Definitions</text:p>
          </table:table-cell>
          <table:table-cell table:number-columns-repeated="1023"/>
        </table:table-row>
        <table:table-row table:style-name="ro6">
          <table:table-cell table:style-name="ce10" office:value-type="string" calcext:value-type="string">
            <text:p><text:a xlink:href="http://insecurityinsight.org/methodology-and-definitions#section_attacks_on_health_care" xlink:type="simple">Information on definitions and methodologies</text:a></text:p>
          </table:table-cell>
          <table:table-cell table:number-columns-repeated="1023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£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 style:data-style-name="N2" text:time-value="16:03:38.4830260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1:03:12.387931961</meta:creation-date>
    <dc:date>2023-05-15T16:04:29.229721808</dc:date>
    <meta:editing-duration>PT4M30S</meta:editing-duration>
    <meta:editing-cycles>3</meta:editing-cycles>
    <meta:generator>LibreOffice/7.0.4.2$Linux_X86_64 LibreOffice_project/00$Build-2</meta:generator>
    <meta:document-statistic meta:table-count="2" meta:cell-count="11625" meta:object-count="0"/>
  </office:meta>
</office:document-meta>
</file>